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a6" draw:textarea-horizontal-align="justify" draw:textarea-vertical-align="middle" draw:auto-grow-height="false" fo:min-height="7.25cm" fo:min-width="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3" style:family="graphic" style:parent-style-name="standard">
      <style:graphic-properties draw:fill="solid" draw:fill-color="#ffffa6" draw:textarea-horizontal-align="justify" draw:textarea-vertical-align="middle" draw:auto-grow-height="false" fo:min-height="7.5cm" fo:min-width="3.25cm"/>
    </style:style>
    <style:style style:name="gr4" style:family="graphic" style:parent-style-name="standard">
      <style:graphic-properties draw:fill="solid" draw:fill-color="#ffffa6" draw:textarea-horizontal-align="justify" draw:textarea-vertical-align="middle" draw:auto-grow-height="false" fo:min-height="3.64cm" fo:min-width="3.39cm"/>
    </style:style>
    <style:style style:name="gr5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objectwithoutfill">
      <style:graphic-properties draw:stroke="dash" draw:stroke-dash="Double_20_Dash_20_Dot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6.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4.5cm"/>
      <style:paragraph-properties style:writing-mode="lr-tb"/>
    </style:style>
    <style:style style:name="gr15" style:family="graphic" style:parent-style-name="Standard_5f_1">
      <style:graphic-properties draw:textarea-horizontal-align="justify" draw:textarea-vertical-align="middle" draw:auto-grow-height="false" fo:min-height="3.433cm" fo:min-width="4.453cm"/>
      <style:paragraph-properties style:writing-mode="lr-tb"/>
    </style:style>
    <style:style style:name="gr16" style:family="graphic" style:parent-style-name="Standard_5f_1">
      <style:graphic-properties draw:textarea-horizontal-align="justify" draw:textarea-vertical-align="middle" draw:auto-grow-height="false" fo:min-height="0.322cm" fo:min-width="4.078cm"/>
      <style:paragraph-properties style:writing-mode="lr-tb"/>
    </style:style>
    <style:style style:name="gr17" style:family="graphic" style:parent-style-name="Standard_5f_1">
      <style:graphic-properties draw:textarea-horizontal-align="justify" draw:textarea-vertical-align="middle" draw:auto-grow-height="false" fo:min-height="0.195cm" fo:min-width="3.366cm"/>
      <style:paragraph-properties style:writing-mode="lr-tb"/>
    </style:style>
    <style:style style:name="gr18" style:family="graphic" style:parent-style-name="Standard_5f_1">
      <style:graphic-properties draw:textarea-horizontal-align="justify" draw:textarea-vertical-align="middle" draw:auto-grow-height="false" fo:min-height="0.258cm" fo:min-width="2.348cm"/>
      <style:paragraph-properties style:writing-mode="lr-tb"/>
    </style:style>
    <style:style style:name="gr19" style:family="graphic" style:parent-style-name="Standard_5f_1">
      <style:graphic-properties draw:textarea-horizontal-align="justify" draw:textarea-vertical-align="middle" draw:auto-grow-height="false" fo:min-height="0.322cm" fo:min-width="3.467cm"/>
      <style:paragraph-properties style:writing-mode="lr-tb"/>
    </style:style>
    <style:style style:name="gr20" style:family="graphic" style:parent-style-name="Standard_5f_1">
      <style:graphic-properties draw:textarea-horizontal-align="justify" draw:textarea-vertical-align="middle" draw:auto-grow-height="false" fo:min-height="0.386cm" fo:min-width="2.348cm"/>
      <style:paragraph-properties style:writing-mode="lr-tb"/>
    </style:style>
    <style:style style:name="gr21" style:family="graphic" style:parent-style-name="Standard_5f_1">
      <style:graphic-properties draw:textarea-horizontal-align="justify" draw:textarea-vertical-align="middle" draw:auto-grow-height="false" fo:min-height="1.274cm" fo:min-width="4.70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748cm" fo:min-width="5.029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828cm" fo:min-width="2.486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906cm" fo:min-width="5.471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05cm" fo:min-width="5.471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solid" draw:textarea-vertical-align="middle"/>
    </style:style>
    <style:style style:name="gr27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solid" draw:textarea-vertical-align="to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vertical-align="top" fo:min-height="1.026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528cm" fo:min-width="5.05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71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5" style:family="graphic" style:parent-style-name="objectwithoutfill" style:list-style-name="L1">
      <style:graphic-properties draw:marker-end="Linienspitzen_20_1" draw:marker-end-width="0.3cm" draw:fill="none" draw:textarea-vertical-align="bottom"/>
      <style:paragraph-properties style:writing-mode="lr-tb"/>
    </style:style>
    <style:style style:name="gr36" style:family="graphic" style:parent-style-name="Heading_20_A4">
      <style:graphic-properties fo:min-height="1.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5cm" fo:min-width="0cm"/>
      <style:paragraph-properties style:writing-mode="lr-tb"/>
    </style:style>
    <style:style style:name="gr38" style:family="graphic" style:parent-style-name="objectwithoutfill">
      <style:graphic-properties svg:stroke-width="0.053cm" draw:marker-start-width="0.279cm" draw:marker-end="Linienspitzen_20_12" draw:marker-end-width="0.379cm" draw:fill="solid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width="0.053cm" draw:marker-start-width="0.279cm" draw:marker-end="Linienspitzen_20_13" draw:marker-end-width="0.379cm" draw:fill="solid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textarea-horizontal-align="justify" draw:textarea-vertical-align="middle" draw:auto-grow-height="false" fo:min-height="1.79cm" fo:min-width="5.16cm"/>
      <style:paragraph-properties style:writing-mode="lr-tb"/>
    </style:style>
    <style:style style:name="gr41" style:family="graphic" style:parent-style-name="Heading_20_A0">
      <style:graphic-properties draw:stroke="none" svg:stroke-color="#000000" draw:fill="none" draw:fill-color="#ffffff" fo:min-height="2.613cm"/>
      <style:paragraph-properties style:writing-mode="lr-tb"/>
    </style:style>
    <style:style style:name="gr42" style:family="graphic" style:parent-style-name="Heading_20_A0">
      <style:graphic-properties draw:fill="solid" draw:fill-color="#729fcf" draw:textarea-horizontal-align="justify" draw:textarea-vertical-align="middle" draw:auto-grow-height="false" fo:min-height="2.202cm" fo:min-width="6.112cm"/>
      <style:paragraph-properties style:writing-mode="lr-tb"/>
    </style:style>
    <style:style style:name="gr43" style:family="graphic" style:parent-style-name="Heading_20_A0">
      <style:graphic-properties draw:fill="solid" draw:fill-color="#729fcf" draw:textarea-horizontal-align="justify" draw:textarea-vertical-align="middle" draw:auto-grow-height="false" fo:min-height="2.201cm" fo:min-width="6.112cm"/>
      <style:paragraph-properties style:writing-mode="lr-tb"/>
    </style:style>
    <style:style style:name="gr44" style:family="graphic" style:parent-style-name="Heading_20_A0">
      <style:graphic-properties draw:textarea-horizontal-align="center" draw:textarea-vertical-align="middle"/>
    </style:style>
    <style:style style:name="gr45" style:family="graphic" style:parent-style-name="objectwithoutfill">
      <style:graphic-properties draw:textarea-horizontal-align="justify" draw:textarea-vertical-align="middle" draw:auto-grow-height="false" fo:min-height="1.79cm" fo:min-width="5.16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2.695cm" fo:min-width="11.6cm"/>
      <style:paragraph-properties style:writing-mode="lr-tb"/>
    </style:style>
    <style:style style:name="gr47" style:family="graphic" style:parent-style-name="Heading_20_A4">
      <style:graphic-properties fo:min-height="2.313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1.408cm" fo:min-width="0.65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2.694cm" fo:min-width="11.5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407cm" fo:min-width="0.65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2.694cm" fo:min-width="11.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0.73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468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2.7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6" style:family="graphic" style:parent-style-name="Heading_20_A4">
      <style:graphic-properties fo:min-height="1.487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801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59" style:family="graphic" style:parent-style-name="standard">
      <style:graphic-properties draw:stroke-linejoin="round" draw:textarea-horizontal-align="justify" draw:textarea-vertical-align="middle" draw:auto-grow-height="false" fo:min-height="1.51cm" fo:min-width="5.242cm"/>
      <style:paragraph-properties style:writing-mode="lr-tb"/>
    </style:style>
    <style:style style:name="gr60" style:family="graphic" style:parent-style-name="standard" style:list-style-name="L1">
      <style:graphic-properties draw:textarea-horizontal-align="justify" draw:textarea-vertical-align="middle" draw:auto-grow-height="false" fo:min-height="1.65cm" fo:min-width="5.7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1.763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2.03cm" fo:min-width="4.126cm"/>
      <style:paragraph-properties style:writing-mode="lr-tb"/>
    </style:style>
    <style:style style:name="gr63" style:family="graphic" style:parent-style-name="objectwithoutfill">
      <style:graphic-properties draw:marker-end="Linienspitzen_20_1" draw:marker-end-width="0.3cm" draw:fill="solid" draw:textarea-vertical-align="middle"/>
    </style:style>
    <style:style style:name="gr64" style:family="graphic" style:parent-style-name="objectwithoutfill">
      <style:graphic-properties draw:marker-end="Linienspitzen_20_2" draw:marker-end-width="0.3cm" draw:fill="solid" draw:textarea-vertical-align="middle"/>
    </style:style>
    <style:style style:name="gr65" style:family="graphic" style:parent-style-name="objectwithoutfill">
      <style:graphic-properties draw:marker-end="Linienspitzen_20_3" draw:marker-end-width="0.3cm" draw:fill="solid" draw:textarea-vertical-align="middle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1.65cm" fo:min-width="5.75cm"/>
      <style:paragraph-properties style:writing-mode="lr-tb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1.65cm" fo:min-width="5.75cm"/>
      <style:paragraph-properties style:writing-mode="lr-tb"/>
    </style:style>
    <style:style style:name="gr68" style:family="graphic" style:parent-style-name="objectwithoutfill">
      <style:graphic-properties draw:marker-end="Linienspitzen_20_5" draw:marker-end-width="0.3cm" draw:fill="solid" draw:textarea-vertical-align="middle"/>
    </style:style>
    <style:style style:name="gr69" style:family="graphic" style:parent-style-name="objectwithoutfill">
      <style:graphic-properties draw:marker-end="Linienspitzen_20_6" draw:marker-end-width="0.3cm" draw:fill="solid" draw:textarea-vertical-align="middle"/>
      <style:paragraph-properties style:writing-mode="lr-tb"/>
    </style:style>
    <style:style style:name="gr70" style:family="graphic" style:parent-style-name="standard">
      <style:graphic-properties draw:stroke-linejoin="round" draw:textarea-horizontal-align="justify" draw:textarea-vertical-align="middle" draw:auto-grow-height="false" fo:min-height="2.066cm" fo:min-width="5.288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2.25cm" fo:min-width="5.75cm"/>
      <style:paragraph-properties style:writing-mode="lr-tb"/>
    </style:style>
    <style:style style:name="gr73" style:family="graphic" style:parent-style-name="objectwithoutfill">
      <style:graphic-properties draw:marker-end="Linienspitzen_20_7" draw:marker-end-width="0.3cm" draw:fill="solid" draw:textarea-vertical-align="middle"/>
    </style:style>
    <style:style style:name="gr74" style:family="graphic" style:parent-style-name="objectwithoutfill">
      <style:graphic-properties draw:marker-end="Linienspitzen_20_8" draw:marker-end-width="0.3cm" draw:fill="solid" draw:textarea-vertical-align="middle"/>
    </style:style>
    <style:style style:name="gr75" style:family="graphic" style:parent-style-name="Objekt_20_ohne_20_Füllung_5f_1">
      <style:graphic-properties draw:marker-end="Linienspitzen_20_1" draw:marker-end-width="0.3cm" draw:fill="none" draw:textarea-vertical-align="middle"/>
    </style:style>
    <style:style style:name="gr76" style:family="graphic" style:parent-style-name="Standard_5f_1">
      <style:graphic-properties draw:stroke="none" svg:stroke-color="#000000" draw:fill="none" draw:fill-color="#ffffff" fo:min-height="1.423cm"/>
      <style:paragraph-properties style:writing-mode="lr-tb"/>
    </style:style>
    <style:style style:name="gr77" style:family="graphic" style:parent-style-name="Objekt_20_ohne_20_Füllung_5f_1">
      <style:graphic-properties svg:stroke-color="#3465a4" draw:fill="none" draw:textarea-vertical-align="middle"/>
    </style:style>
    <style:style style:name="gr78" style:family="graphic" style:parent-style-name="Standard_5f_1">
      <style:graphic-properties draw:stroke="none" svg:stroke-color="#000000" draw:fill="none" draw:fill-color="#ffffff" fo:min-height="0.893cm"/>
      <style:paragraph-properties style:writing-mode="lr-tb"/>
    </style:style>
    <style:style style:name="gr79" style:family="graphic" style:parent-style-name="Standard_5f_1">
      <style:graphic-properties draw:stroke="none" svg:stroke-color="#000000" draw:fill="none" draw:fill-color="#ffffff" fo:min-height="0.712cm"/>
      <style:paragraph-properties style:writing-mode="lr-tb"/>
    </style:style>
    <style:style style:name="gr80" style:family="graphic" style:parent-style-name="Standard_5f_1">
      <style:graphic-properties draw:stroke="none" svg:stroke-color="#000000" draw:fill="none" draw:fill-color="#ffffff" fo:min-height="0.766cm"/>
      <style:paragraph-properties style:writing-mode="lr-tb"/>
    </style:style>
    <style:style style:name="gr81" style:family="graphic" style:parent-style-name="Standard_5f_1">
      <style:graphic-properties draw:stroke="none" svg:stroke-color="#000000" draw:fill="none" draw:fill-color="#ffffff" fo:min-height="0.789cm"/>
      <style:paragraph-properties style:writing-mode="lr-tb"/>
    </style:style>
    <style:style style:name="gr82" style:family="graphic" style:parent-style-name="Objekt_20_ohne_20_Füllung_5f_1">
      <style:graphic-properties draw:stroke="dash" draw:stroke-dash="Dash" svg:stroke-color="#3465a4" draw:fill="none" draw:textarea-vertical-align="middle"/>
    </style:style>
    <style:style style:name="gr83" style:family="graphic" style:parent-style-name="Objekt_20_ohne_20_Füllung_5f_1">
      <style:graphic-properties draw:stroke="dash" draw:stroke-dash="Dash" svg:stroke-width="0cm" svg:stroke-color="#3465a4" draw:fill="none" draw:textarea-vertical-align="middle"/>
    </style:style>
    <style:style style:name="gr84" style:family="graphic" style:parent-style-name="Standard_5f_1">
      <style:graphic-properties svg:stroke-color="#3465a4" draw:marker-start="Linienspitzen_20_2" draw:marker-start-width="0.3cm" draw:marker-end="Linienspitzen_20_3" draw:marker-end-width="0.3cm" draw:textarea-vertical-align="middle"/>
    </style:style>
    <style:style style:name="gr85" style:family="graphic" style:parent-style-name="Objekt_20_ohne_20_Füllung_5f_1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6" style:family="graphic" style:parent-style-name="standard">
      <style:graphic-properties draw:stroke="none" svg:stroke-color="#000000" draw:fill="none" draw:fill-color="#ffffff" fo:min-height="15.75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3.74cm" style:use-optimal-column-width="false"/>
    </style:style>
    <style:style style:name="co4" style:family="table-column">
      <style:table-column-properties style:column-width="3.741cm" style:use-optimal-column-width="false"/>
    </style:style>
    <style:style style:name="co5" style:family="table-column">
      <style:table-column-properties style:column-width="3.209cm" style:use-optimal-column-width="false"/>
    </style:style>
    <style:style style:name="co6" style:family="table-column">
      <style:table-column-properties style:column-width="2.006cm" style:use-optimal-column-width="false"/>
    </style:style>
    <style:style style:name="co7" style:family="table-column">
      <style:table-column-properties style:column-width="2.012cm" style:use-optimal-column-width="false"/>
    </style:style>
    <style:style style:name="co8" style:family="table-column">
      <style:table-column-properties style:column-width="2.349cm" style:use-optimal-column-width="false"/>
    </style:style>
    <style:style style:name="co9" style:family="table-column">
      <style:table-column-properties style:column-width="2.35cm" style:use-optimal-column-width="false"/>
    </style:style>
    <style:style style:name="co10" style:family="table-column">
      <style:table-column-properties style:column-width="1.489cm" style:use-optimal-column-width="false"/>
    </style:style>
    <style:style style:name="co11" style:family="table-column">
      <style:table-column-properties style:column-width="1.497cm" style:use-optimal-column-width="false"/>
    </style:style>
    <style:style style:name="co12" style:family="table-column">
      <style:table-column-properties style:column-width="1.49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3.323cm" style:use-optimal-row-height="false"/>
    </style:style>
    <style:style style:name="ro4" style:family="table-row">
      <style:table-row-properties style:row-height="3.329cm" style:use-optimal-row-height="false"/>
    </style:style>
    <style:style style:name="ro5" style:family="table-row">
      <style:table-row-properties style:row-height="2.043cm" style:use-optimal-row-height="false"/>
    </style:style>
    <style:style style:name="ro6" style:family="table-row">
      <style:table-row-properties style:row-height="2.042cm" style:use-optimal-row-height="false"/>
    </style:style>
    <style:style style:name="ro7" style:family="table-row">
      <style:table-row-properties style:row-height="2.26cm" style:use-optimal-row-height="false"/>
    </style:style>
    <style:style style:name="ro8" style:family="table-row">
      <style:table-row-properties style:row-height="2.259cm" style:use-optimal-row-height="false"/>
    </style:style>
    <style:style style:name="ro9" style:family="table-row">
      <style:table-row-properties style:row-height="1.91cm" style:use-optimal-row-height="false"/>
    </style:style>
    <style:style style:name="ro10" style:family="table-row">
      <style:table-row-properties style:row-height="1.909cm" style:use-optimal-row-height="false"/>
    </style:style>
    <style:style style:name="ro11" style:family="table-row">
      <style:table-row-properties style:row-height="1.867cm" style:use-optimal-row-height="false"/>
    </style:style>
    <style:style style:name="ce1" style:family="table-cell">
      <style:paragraph-properties fo:text-align="start"/>
    </style:style>
    <style:style style:name="ce2" style:family="table-cell">
      <style:paragraph-properties fo:text-align="start"/>
      <style:text-properties fo:font-size="18pt" style:font-size-asian="18pt" style:font-size-complex="18pt"/>
    </style:style>
    <style:style style:name="ce3" style:family="table-cell">
      <loext:graphic-properties draw:textarea-vertical-align="middle"/>
      <style:paragraph-properties fo:margin-left="0cm" fo:margin-right="0cm" fo:margin-top="0cm" fo:margin-bottom="0cm" fo:text-align="center" fo:text-indent="0cm"/>
      <style:text-properties fo:font-size="16pt" style:font-size-asian="16pt" style:font-size-complex="16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text-align="center" fo:text-indent="0cm" style:text-autospace="ideograph-alpha" style:punctuation-wrap="simple" style:line-break="strict">
        <style:tab-stops/>
      </style:paragraph-properties>
      <style:text-properties fo:font-size="16pt" style:font-size-asian="16pt" style:font-size-complex="16pt" fo:hyphenate="false" loext:hyphenation-no-caps="false"/>
    </style:style>
    <style:style style:name="ce5" style:family="table-cell">
      <loext:graphic-properties draw:fill="solid" draw:fill-color="#3faf46" draw:textarea-vertical-align="middle"/>
      <style:paragraph-properties fo:text-align="start" fo:border-left="0.03pt solid #ffffff" fo:border-right="none" fo:border-top="0.03pt solid #ffffff" fo:border-bottom="0.03pt solid #ffffff"/>
    </style:style>
    <style:style style:name="ce6" style:family="table-cell">
      <loext:graphic-properties draw:fill="solid" draw:fill-color="#d4ea6b" draw:textarea-vertical-align="middle"/>
      <style:paragraph-properties fo:text-align="center" fo:border="0.03pt solid #ffffff"/>
      <style:text-properties fo:background-color="transparent"/>
    </style:style>
    <style:style style:name="ce7" style:family="table-cell">
      <loext:graphic-properties draw:fill="solid" draw:fill-color="#77bc65" draw:textarea-vertical-align="middle"/>
      <style:paragraph-properties fo:text-align="center" fo:border-left="none" fo:border-right="none" fo:border-top="0.03pt solid #ffffff" fo:border-bottom="0.03pt solid #ffffff"/>
    </style:style>
    <style:style style:name="ce8" style:family="table-cell">
      <loext:graphic-properties draw:fill="solid" draw:fill-color="#d4ea6b" draw:textarea-vertical-align="middle"/>
      <style:paragraph-properties fo:text-align="center" fo:border="0.03pt solid #ffffff"/>
    </style:style>
    <style:style style:name="ce9" style:family="table-cell">
      <loext:graphic-properties draw:fill="solid" draw:fill-color="#77bc65" draw:textarea-vertical-align="middle"/>
      <style:paragraph-properties fo:text-align="center" fo:border-left="none" fo:border-right="0.03pt solid #ffffff" fo:border-top="0.03pt solid #ffffff" fo:border-bottom="0.03pt solid #ffffff"/>
    </style:style>
    <style:style style:name="ce10" style:family="table-cell">
      <loext:graphic-properties draw:fill="solid" draw:fill-color="#77bc65" draw:textarea-vertical-align="middle"/>
      <style:paragraph-properties fo:text-align="center" fo:border="0.03pt solid #ffffff"/>
    </style:style>
    <style:style style:name="ce11" style:family="table-cell">
      <loext:graphic-properties draw:fill="solid" draw:fill-color="#77bc65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12" style:family="table-cell">
      <loext:graphic-properties draw:textarea-vertical-align="middle"/>
      <style:paragraph-properties fo:text-align="center"/>
    </style:style>
    <style:style style:name="ce13" style:family="table-cell">
      <loext:graphic-properties draw:fill="solid" draw:fill-color="#dddddd" draw:textarea-vertical-align="top"/>
      <style:paragraph-properties fo:text-align="start" fo:border="0.03pt solid #000000"/>
    </style:style>
    <style:style style:name="ce14" style:family="table-cell">
      <loext:graphic-properties draw:fill="solid" draw:fill-color="#f6f9d4" draw:textarea-vertical-align="middle"/>
      <style:paragraph-properties fo:text-align="center" fo:border="0.03pt solid #000000"/>
      <style:text-properties fo:background-color="transparent"/>
    </style:style>
    <style:style style:name="ce15" style:family="table-cell">
      <loext:graphic-properties draw:fill="solid" draw:fill-color="#d4ea6b" draw:textarea-vertical-align="middle"/>
      <style:paragraph-properties fo:text-align="center" fo:border="0.03pt solid #000000"/>
    </style:style>
    <style:style style:name="ce16" style:family="table-cell">
      <loext:graphic-properties draw:fill="solid" draw:fill-color="#f6f9d4" draw:textarea-vertical-align="middle"/>
      <style:paragraph-properties fo:text-align="center" fo:border="0.03pt solid #000000"/>
    </style:style>
    <style:style style:name="ce17" style:family="table-cell">
      <loext:graphic-properties draw:fill="solid" draw:fill-color="#dddddd" draw:textarea-vertical-align="top"/>
      <style:paragraph-properties fo:text-align="start" fo:border-left="0.03pt solid #000000" fo:border-right="0.03pt solid #000000" fo:border-top="none" fo:border-bottom="0.03pt solid #000000"/>
    </style:style>
    <style:style style:name="ce18" style:family="table-cell">
      <loext:graphic-properties draw:fill="solid" draw:fill-color="#ffffff" draw:textarea-vertical-align="middle"/>
      <style:paragraph-properties fo:text-align="center" fo:border-left="none" fo:border-right="0.03pt solid #000000" fo:border-top="none" fo:border-bottom="none"/>
      <style:text-properties fo:font-size="18pt" fo:background-color="transparent" style:font-size-asian="18pt" style:font-size-complex="18pt"/>
    </style:style>
    <style:style style:name="ce19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none" fo:border-bottom="none"/>
      <style:text-properties fo:font-size="18pt" style:font-size-asian="18pt" style:font-size-complex="18pt"/>
    </style:style>
    <style:style style:name="ce20" style:family="table-cell">
      <loext:graphic-properties draw:fill="solid" draw:fill-color="#dddddd" draw:textarea-vertical-align="top"/>
      <style:paragraph-properties fo:text-align="start" fo:border-left="0.03pt solid #000000" fo:border-right="none" fo:border-top="none" fo:border-bottom="0.03pt solid #000000"/>
    </style:style>
    <style:style style:name="ce21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none" fo:border-bottom="0.03pt solid #000000"/>
    </style:style>
    <style:style style:name="P1" style:family="paragraph">
      <loext:graphic-properties draw:fill="solid" draw:fill-color="#ffffa6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1cm" fo:margin-right="0cm" fo:margin-top="0cm" fo:margin-bottom="0cm" fo:line-height="100%" fo:text-align="center" fo:text-indent="0cm"/>
    </style:style>
    <style:style style:name="P10" style:family="paragraph">
      <loext:graphic-properties draw:fill="solid"/>
      <style:paragraph-properties fo:margin-left="1cm" fo:margin-right="0cm" fo:margin-top="0cm" fo:margin-bottom="0cm" fo:line-height="100%" fo:text-align="center" fo:text-indent="0cm"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solid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4" style:family="paragraph">
      <style:paragraph-properties fo:text-align="start"/>
    </style:style>
    <style:style style:name="P15" style:family="paragraph">
      <style:paragraph-properties fo:margin-left="0cm" fo:margin-right="0cm" fo:margin-top="0.1cm" fo:margin-bottom="0.1cm" fo:line-height="100%" fo:text-align="center" fo:text-indent="0cm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style:writing-mode="lr-tb"/>
    </style:style>
    <style:style style:name="P18" style:family="paragraph">
      <style:paragraph-properties fo:margin-left="0cm" fo:margin-right="0cm" fo:margin-top="0cm" fo:margin-bottom="0cm" fo:text-align="center" fo:text-indent="0cm"/>
    </style:style>
    <style:style style:name="P19" style:family="paragraph">
      <style:paragraph-properties fo:margin-left="0cm" fo:margin-right="0cm" fo:margin-top="0cm" fo:margin-bottom="0cm" fo:text-align="center" fo:text-indent="0cm"/>
      <style:text-properties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text-align="center" fo:text-indent="0cm"/>
      <style:text-properties style:font-size-asian="16pt" style:font-size-complex="16pt"/>
    </style:style>
    <style:style style:name="P21" style:family="paragraph">
      <style:paragraph-properties fo:margin-left="0cm" fo:margin-right="0cm" fo:margin-top="0cm" fo:margin-bottom="0cm" fo:text-align="center" fo:text-indent="0cm" style:text-autospace="ideograph-alpha" style:punctuation-wrap="simple" style:line-break="strict" style:writing-mode="lr-tb">
        <style:tab-stops/>
      </style:paragraph-properties>
      <style:text-properties style:font-size-asian="16pt" style:font-size-complex="16pt" fo:hyphenate="false" loext:hyphenation-no-caps="false"/>
    </style:style>
    <style:style style:name="P22" style:family="paragraph">
      <style:paragraph-properties fo:margin-left="0cm" fo:margin-right="0cm" fo:margin-top="0cm" fo:margin-bottom="0cm" fo:text-align="center" fo:text-indent="0cm" style:text-autospace="ideograph-alpha" style:punctuation-wrap="simple" style:line-break="strict" style:writing-mode="lr-tb">
        <style:tab-stops/>
      </style:paragraph-properties>
      <style:text-properties fo:font-size="16pt" style:font-size-asian="16pt" style:font-size-complex="16pt" fo:hyphenate="false" loext:hyphenation-no-caps="false"/>
    </style:style>
    <style:style style:name="P23" style:family="paragraph">
      <style:paragraph-properties fo:text-align="center"/>
      <style:text-properties fo:background-color="transparent"/>
    </style:style>
    <style:style style:name="P24" style:family="paragraph">
      <style:paragraph-properties fo:text-align="center" style:writing-mode="lr-tb"/>
      <style:text-properties style:text-position="-8% 58%"/>
    </style:style>
    <style:style style:name="P25" style:family="paragraph">
      <loext:graphic-properties draw:fill="none" draw:fill-color="#ffffff"/>
      <style:paragraph-properties style:writing-mode="lr-tb"/>
      <style:text-properties style:text-position="-8% 58%"/>
    </style:style>
    <style:style style:name="P26" style:family="paragraph">
      <loext:graphic-properties draw:fill="solid"/>
      <style:paragraph-properties fo:text-align="center"/>
      <style:text-properties style:text-position="-8% 58%"/>
    </style:style>
    <style:style style:name="P27" style:family="paragraph">
      <style:paragraph-properties fo:text-align="center"/>
      <style:text-properties fo:font-size="18pt" fo:background-color="transparent" style:font-size-asian="18pt" style:font-size-complex="18pt"/>
    </style:style>
    <style:style style:name="P28" style:family="paragraph">
      <style:paragraph-properties fo:text-align="center"/>
      <style:text-properties fo:font-size="18pt" style:font-size-asian="18pt" style:font-size-complex="18pt"/>
    </style:style>
    <style:style style:name="P29" style:family="paragraph">
      <style:paragraph-properties fo:text-align="center" style:writing-mode="lr-tb"/>
      <style:text-properties fo:font-size="18pt" style:font-size-asian="18pt" style:font-size-complex="18pt"/>
    </style:style>
    <style:style style:name="P30" style:family="paragraph">
      <loext:graphic-properties draw:fill="solid" draw:fill-color="#729fcf"/>
      <style:paragraph-properties fo:text-align="center" style:writing-mode="lr-tb"/>
      <style:text-properties fo:font-size="18pt" style:font-size-asian="18pt" style:font-size-complex="18pt"/>
    </style:style>
    <style:style style:name="P31" style:family="paragraph">
      <style:paragraph-properties fo:text-align="center" style:writing-mode="lr-tb"/>
      <style:text-properties fo:font-size="20pt" style:font-size-asian="20pt" style:font-size-complex="20pt"/>
    </style:style>
    <style:style style:name="P32" style:family="paragraph">
      <style:paragraph-properties fo:text-align="center" style:writing-mode="lr-tb"/>
      <style:text-properties style:font-size-asian="26pt" style:font-size-complex="26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5" style:family="paragraph">
      <style:paragraph-properties style:writing-mode="lr-tb"/>
      <style:text-properties style:font-size-asian="22pt" style:font-size-complex="22pt"/>
    </style:style>
    <style:style style:name="P36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37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38" style:family="paragraph">
      <loext:graphic-properties draw:fill="none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background-color="transparent"/>
    </style:style>
    <style:style style:name="T11" style:family="text">
      <style:text-properties fo:font-size="18pt" fo:background-color="transparent" style:font-size-asian="18pt" style:font-size-complex="18pt"/>
    </style:style>
    <style:style style:name="T12" style:family="text">
      <style:text-properties style:font-name="Noto Sans1" style:font-size-asian="26pt" style:font-size-complex="26pt"/>
    </style:style>
    <style:style style:name="T13" style:family="text">
      <style:text-properties style:font-name="Noto Sans1" fo:font-size="26pt" style:font-size-asian="26pt" style:font-size-complex="26pt"/>
    </style:style>
    <style:style style:name="T14" style:family="text">
      <style:text-properties style:font-size-asian="22pt" style:font-size-complex="22pt"/>
    </style:style>
    <style:style style:name="T15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cm" svg:height="7.5cm" svg:x="2.048cm" svg:y="6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29cm" svg:height="1.038cm" svg:x="6.771cm" svg:y="5.038cm">
          <draw:text-box>
            <text:p><text:span text:style-name="T1">Bed 1</text:span></text:p>
          </draw:text-box>
        </draw:frame>
        <draw:custom-shape draw:style-name="gr3" draw:text-style-name="P1" draw:layer="layout" svg:width="3.75cm" svg:height="7.75cm" svg:x="23.5cm" svg:y="3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5cm" svg:height="1.038cm" svg:x="24.25cm" svg:y="2.538cm">
          <draw:text-box>
            <text:p><text:span text:style-name="T1">Bed 2</text:span></text:p>
          </draw:text-box>
        </draw:frame>
        <draw:custom-shape draw:style-name="gr4" draw:text-style-name="P1" draw:layer="layout" svg:width="5.5cm" svg:height="5.5cm" svg:x="16.2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5cm" svg:height="1.038cm" svg:x="18cm" svg:y="12.75cm">
          <draw:text-box>
            <text:p><text:span text:style-name="T1">Bed 3</text:span></text:p>
          </draw:text-box>
        </draw:frame>
        <draw:frame draw:style-name="gr6" draw:text-style-name="P3" draw:layer="layout" svg:width="4.288cm" svg:height="1.195cm" svg:x="12.212cm" svg:y="1.25cm">
          <draw:text-box>
            <text:p><text:span text:style-name="T2">Garden A</text:span></text:p>
          </draw:text-box>
        </draw:frame>
        <draw:line draw:style-name="gr7" draw:text-style-name="P4" draw:layer="layout" svg:x1="8cm" svg:y1="6.25cm" svg:x2="8cm" svg:y2="13.75cm">
          <text:p/>
        </draw:line>
        <draw:line draw:style-name="gr8" draw:text-style-name="P4" draw:layer="layout" svg:x1="2cm" svg:y1="10cm" svg:x2="8cm" svg:y2="10cm">
          <text:p/>
        </draw:line>
        <draw:frame draw:style-name="gr9" draw:text-style-name="P5" draw:layer="layout" svg:width="6cm" svg:height="1cm" svg:x="2cm" svg:y="6.25cm">
          <draw:text-box>
            <text:p>Open section A</text:p>
          </draw:text-box>
        </draw:frame>
        <draw:frame draw:style-name="gr10" draw:text-style-name="P5" draw:layer="layout" svg:width="6cm" svg:height="1.25cm" svg:x="2cm" svg:y="10cm">
          <draw:text-box>
            <text:p>Open section B</text:p>
          </draw:text-box>
        </draw:frame>
        <draw:frame draw:style-name="gr9" draw:text-style-name="P5" draw:layer="layout" svg:width="6.5cm" svg:height="1cm" svg:x="8cm" svg:y="6.25cm">
          <draw:text-box>
            <text:p>Closed section A</text:p>
          </draw:text-box>
        </draw:frame>
        <draw:frame draw:style-name="gr11" draw:text-style-name="P5" draw:layer="layout" svg:width="14.75cm" svg:height="6.65cm" svg:x="1cm" svg:y="14.272cm">
          <draw:text-box>
            <text:p>- Each section is defined by a seperate hydraulik <text:s text:c="5"/>control?</text:p>
            <text:p>- Each section could have one wettness sensor?</text:p>
            <text:p>- Does sections or Beds interfear and needs <text:s text:c="12"/>attention?</text:p>
            <text:p>- Abstaction ends within the Gardenborders?</text:p>
            <text:p>- Use Bed names(ids) or just enumerate all <text:s text:c="14"/>Sections</text:p>
            <text:p>- What are the advantages of defering these cases</text:p>
          </draw:text-box>
        </draw:frame>
        <draw:frame draw:style-name="gr12" draw:text-style-name="P5" draw:layer="layout" svg:width="3.75cm" svg:height="1.75cm" svg:x="23.5cm" svg:y="3.75cm">
          <draw:text-box>
            <text:p>Closed section A</text:p>
          </draw:text-box>
        </draw:frame>
        <draw:frame draw:style-name="gr13" draw:text-style-name="P5" draw:layer="layout" svg:width="3.5cm" svg:height="2cm" svg:x="17.5cm" svg:y="14.25cm">
          <draw:text-box>
            <text:p>Closed section A</text:p>
          </draw:text-box>
        </draw:frame>
        <draw:frame draw:style-name="gr14" draw:text-style-name="P5" draw:layer="layout" svg:width="7cm" svg:height="4.75cm" svg:x="22.7cm" svg:y="14.75cm">
          <draw:text-box>
            <text:p>RBCTL should be adapted for <text:line-break/>Urban Farming because thats the future of farming!?</text:p>
          </draw:text-box>
        </draw:frame>
        <draw:frame draw:style-name="gr9" draw:text-style-name="P6" draw:layer="layout" svg:width="16.25cm" svg:height="1cm" svg:x="2.5cm" svg:y="2.75cm">
          <draw:text-box>
            <text:p>https://www.soy-real-estate.com/de/blog/urban-farming/</text:p>
          </draw:text-box>
        </draw:frame>
      </draw:page>
      <draw:page draw:name="page2" draw:style-name="dp1" draw:master-page-name="Default">
        <draw:custom-shape draw:style-name="gr15" draw:text-style-name="P7" draw:layer="layout" svg:width="4.953cm" svg:height="3.683cm" svg:x="11.287cm" svg:y="10.271cm">
          <text:p text:style-name="P7"><text:span text:style-name="T3">ATMEGA328P</text:span></text:p>
          <text:p text:style-name="P7"><text:span text:style-name="T3">MCU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953cm" svg:height="3.683cm" svg:x="21.066cm" svg:y="10.271cm">
          <text:p text:style-name="P7"><text:span text:style-name="T3">SSD1306</text:span></text:p>
          <text:p text:style-name="P7"><text:span text:style-name="T3">OLED-Display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5.716cm" svg:height="1.143cm" draw:transform="skewX (0.00261799387799149) rotate (1.5707963267949) translate (18.143cm 11.795cm)">
          <text:p text:style-name="P7"><text:span text:style-name="T3">I2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7" draw:layer="layout" svg:width="4.953cm" svg:height="3.683cm" svg:x="11.287cm" svg:y="3.921cm">
          <text:p text:style-name="P7"><text:span text:style-name="T3">DS1307</text:span></text:p>
          <text:p text:style-name="P7"><text:span text:style-name="T3">RTC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4.826cm" svg:height="0.889cm" svg:x="16.24cm" svg:y="5.318cm">
          <text:p text:style-name="P7"><text:span text:style-name="T3">I2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7" draw:layer="layout" svg:width="4.953cm" svg:height="3.683cm" svg:x="21.066cm" svg:y="3.921cm">
          <text:p text:style-name="P7"><text:span text:style-name="T3">AT24C32</text:span></text:p>
          <text:p text:style-name="P7"><text:span text:style-name="T3">EEPROM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3.556cm" svg:height="1.016cm" svg:x="7.731cm" svg:y="11.541cm">
          <text:p text:style-name="P7"><text:span text:style-name="T3">UAR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7" draw:layer="layout" svg:width="4.826cm" svg:height="0.889cm" svg:x="16.24cm" svg:y="11.668cm">
          <text:p text:style-name="P7"><text:span text:style-name="T3">I2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7" draw:layer="layout" svg:width="4.953cm" svg:height="3.683cm" svg:x="2.905cm" svg:y="10.271cm">
          <text:p text:style-name="P7"><text:span text:style-name="T3">FTDI-module</text:span></text:p>
          <text:p text:style-name="P7"><text:span text:style-name="T3">UART / USB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953cm" svg:height="1.143cm" draw:transform="rotate (1.5707963267949) translate (4.813cm 10.144cm)">
          <text:p text:style-name="P7"><text:span text:style-name="T3">USB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7" draw:layer="layout" svg:width="4.953cm" svg:height="3.683cm" svg:x="2.905cm" svg:y="1.508cm">
          <text:p text:style-name="P7"><text:span text:style-name="T3">PC</text:span></text:p>
          <text:p text:style-name="P7"><text:span text:style-name="T3">COM-interface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3.556cm" svg:height="1.27cm" draw:transform="rotate (1.5707963267949) translate (13.192cm 17.51cm)">
          <text:p text:style-name="P7"><text:span text:style-name="T3">IO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7" draw:layer="layout" svg:width="5.207cm" svg:height="1.524cm" svg:x="11.16cm" svg:y="17.51cm">
          <text:p text:style-name="P7"><text:span text:style-name="T3">pump, sensors, ...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22" draw:text-style-name="P8" xml:id="id5" draw:id="id5" draw:layer="layout" svg:width="5.971cm" svg:height="2.156cm" svg:x="11.797cm" svg:y="3.299cm">
          <text:p text:style-name="P8">Init all modul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3" draw:text-style-name="P8" xml:id="id2" draw:id="id2" draw:layer="layout" svg:width="5.971cm" svg:height="2.156cm" svg:x="11.797cm" svg:y="9.478cm">
          <text:p text:style-name="P8">Water now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8" xml:id="id4" draw:id="id4" draw:layer="layout" svg:width="5.971cm" svg:height="2.156cm" svg:x="11.797cm" svg:y="15.729cm">
          <text:p text:style-name="P8">Sleep for some</text:p>
          <text:p text:style-name="P8">tim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8" xml:id="id3" draw:id="id3" draw:layer="layout" svg:width="5.971cm" svg:height="2.155cm" svg:x="11.797cm" svg:y="12.64cm">
          <text:p text:style-name="P8">Water for some</text:p>
          <text:p text:style-name="P8">minut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8" xml:id="id1" draw:id="id1" draw:layer="layout" svg:width="5.971cm" svg:height="2.155cm" svg:x="11.797cm" svg:y="6.461cm">
          <text:p text:style-name="P8">Read RTC</text:p>
          <text:p text:style-name="P8">and Moistur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4" draw:layer="layout" svg:x1="14.783cm" svg:y1="8.616cm" svg:x2="14.783cm" svg:y2="9.478cm" draw:start-shape="id1" draw:start-glue-point="6" draw:end-shape="id2" draw:end-glue-point="4" svg:d="M14783 8616v862" svg:viewBox="0 0 1 863">
          <text:p/>
        </draw:connector>
        <draw:connector draw:style-name="gr27" draw:text-style-name="P10" draw:layer="layout" svg:x1="14.783cm" svg:y1="11.634cm" svg:x2="14.783cm" svg:y2="12.64cm" draw:start-shape="id2" draw:start-glue-point="6" draw:end-shape="id3" draw:end-glue-point="4" svg:d="M14783 11634v1006" svg:viewBox="0 0 1 1007">
          <text:p text:style-name="P9"><text:span text:style-name="T4"><text:s text:c="2"/></text:span><text:span text:style-name="T4">Yes</text:span></text:p>
        </draw:connector>
        <draw:connector draw:style-name="gr28" draw:text-style-name="P12" draw:layer="layout" draw:line-skew="-0.545cm" svg:x1="11.797cm" svg:y1="10.556cm" svg:x2="11.797cm" svg:y2="16.807cm" draw:start-shape="id2" draw:start-glue-point="5" draw:end-shape="id4" draw:end-glue-point="5" svg:d="M11797 10556h-1047v6251h1047" svg:viewBox="0 0 1048 6252">
          <text:p text:style-name="P11">No</text:p>
        </draw:connector>
        <draw:connector draw:style-name="gr26" draw:text-style-name="P4" draw:layer="layout" svg:x1="14.783cm" svg:y1="14.795cm" svg:x2="14.783cm" svg:y2="15.729cm" draw:start-shape="id3" draw:start-glue-point="6" draw:end-shape="id4" draw:end-glue-point="4" svg:d="M14783 14795v934" svg:viewBox="0 0 1 935">
          <text:p/>
        </draw:connector>
        <draw:connector draw:style-name="gr26" draw:text-style-name="P4" draw:layer="layout" draw:line-skew="0cm -1.545cm" svg:x1="14.783cm" svg:y1="17.885cm" svg:x2="11.797cm" svg:y2="7.539cm" draw:start-shape="id4" draw:start-glue-point="6" draw:end-shape="id1" draw:end-glue-point="5" svg:d="M14783 17885v502h-5033v-10848h2047" svg:viewBox="0 0 5034 10849">
          <text:p/>
        </draw:connector>
        <draw:frame draw:style-name="gr29" draw:text-style-name="P13" draw:layer="layout" svg:width="7.664cm" svg:height="1.276cm" svg:x="11cm" svg:y="1cm">
          <draw:text-box>
            <text:p><text:span text:style-name="T5">General workflow</text:span></text:p>
          </draw:text-box>
        </draw:frame>
        <draw:connector draw:style-name="gr26" draw:text-style-name="P4" draw:layer="layout" svg:x1="14.783cm" svg:y1="5.455cm" svg:x2="14.783cm" svg:y2="6.461cm" draw:start-shape="id5" draw:start-glue-point="6" draw:end-shape="id1" draw:end-glue-point="4" svg:d="M14783 5455v1006" svg:viewBox="0 0 1 1007">
          <text:p/>
        </draw:connector>
      </draw:page>
      <draw:page draw:name="page4" draw:style-name="dp1" draw:master-page-name="Standard">
        <draw:custom-shape draw:style-name="gr30" draw:text-style-name="P8" xml:id="id6" draw:id="id6" draw:layer="layout" svg:width="6cm" svg:height="3cm" svg:x="11.35cm" svg:y="5.55cm">
          <text:p text:style-name="P8">Init UART modul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1" draw:text-style-name="P13" draw:layer="layout" svg:width="7.1cm" svg:height="1.4cm" svg:x="11.15cm" svg:y="1.05cm">
          <draw:text-box>
            <text:p><text:span text:style-name="T5">UART workflow</text:span></text:p>
          </draw:text-box>
        </draw:frame>
        <draw:custom-shape draw:style-name="gr32" draw:text-style-name="P8" xml:id="id7" draw:id="id7" draw:layer="layout" svg:width="6cm" svg:height="3cm" svg:x="11.35cm" svg:y="9.85cm">
          <text:p text:style-name="P8">Wait for Rx interrup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4" draw:layer="layout" svg:x1="14.35cm" svg:y1="8.55cm" svg:x2="14.35cm" svg:y2="9.85cm" draw:start-shape="id6" draw:start-glue-point="6" draw:end-shape="id7" draw:end-glue-point="4" svg:d="M14350 8550v1300" svg:viewBox="0 0 1 1301">
          <text:p/>
        </draw:connector>
        <draw:custom-shape draw:style-name="gr32" draw:text-style-name="P8" xml:id="id8" draw:id="id8" draw:layer="layout" svg:width="6cm" svg:height="3cm" svg:x="11.35cm" svg:y="14.15cm">
          <text:p text:style-name="P8">Decode and process</text:p>
          <text:p text:style-name="P8">instru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4" draw:layer="layout" svg:x1="14.35cm" svg:y1="12.85cm" svg:x2="14.35cm" svg:y2="14.15cm" draw:start-shape="id7" draw:start-glue-point="6" draw:end-shape="id8" draw:end-glue-point="4" svg:d="M14350 12850v1300" svg:viewBox="0 0 1 1301">
          <text:p/>
        </draw:connector>
        <draw:connector draw:style-name="gr26" draw:text-style-name="P4" draw:layer="layout" draw:line-skew="1.098cm -0.999cm" svg:x1="14.35cm" svg:y1="17.15cm" svg:x2="11.35cm" svg:y2="11.35cm" draw:start-shape="id8" draw:start-glue-point="6" draw:end-shape="id7" draw:end-glue-point="5" svg:d="M14350 17150v1600h-4500v-7400h1500" svg:viewBox="0 0 4501 7401">
          <text:p/>
        </draw:connector>
      </draw:page>
      <draw:page draw:name="page5" draw:style-name="dp1" draw:master-page-name="Standard">
        <draw:frame draw:style-name="standard" draw:layer="layout" svg:width="18.799cm" svg:height="3.998cm" svg:x="5.378cm" svg:y="7.89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yellow3">
              <table:table-cell>
                <text:p>Memory</text:p>
              </table:table-cell>
              <table:table-cell>
                <text:p>Internal EEPROM</text:p>
              </table:table-cell>
              <table:table-cell>
                <text:p>AT24C32</text:p>
                <text:p>EEPROM</text:p>
              </table:table-cell>
              <table:table-cell>
                <text:p>DS1307</text:p>
                <text:p>RAM</text:p>
              </table:table-cell>
            </table:table-row>
            <table:table-row table:style-name="ro2" table:default-cell-style-name="ce2">
              <table:table-cell table:style-name="yellow2">
                <text:p>Size[bytes]</text:p>
              </table:table-cell>
              <table:table-cell table:style-name="ce1">
                <text:p text:style-name="P14"><text:s text:c="4"/>1024</text:p>
              </table:table-cell>
              <table:table-cell>
                <text:list text:style-name="L2">
                  <text:list-header>
                    <text:p text:style-name="P14"><text:span text:style-name="T6">4096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4"><text:span text:style-name="T6">56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3" draw:text-style-name="P13" draw:layer="layout" svg:width="12.211cm" svg:height="1.276cm" svg:x="8.65cm" svg:y="1.029cm">
          <draw:text-box>
            <text:p><text:span text:style-name="T5">Permanent storage overview</text:span></text:p>
          </draw:text-box>
        </draw:frame>
        <draw:frame draw:style-name="gr34" draw:text-style-name="P5" draw:layer="layout" svg:width="10.5cm" svg:height="1.1cm" svg:x="1cm" svg:y="25.15cm">
          <draw:text-box>
            <text:p>AT24C32 EEPROM data: log_entry</text:p>
          </draw:text-box>
        </draw:frame>
      </draw:page>
      <draw:page draw:name="page6" draw:style-name="dp1" draw:master-page-name="Standard">
        <draw:line draw:style-name="gr35" draw:text-style-name="P16" draw:layer="layout" svg:x1="1.75cm" svg:y1="6.75cm" svg:x2="28cm" svg:y2="6.75cm">
          <text:p text:style-name="P15"><text:span text:style-name="T7">eeprom</text:span></text:p>
        </draw:line>
        <draw:frame draw:style-name="gr36" draw:text-style-name="P17" draw:layer="layout" svg:width="6cm" svg:height="1.5cm" svg:x="11.75cm" svg:y="1cm">
          <draw:text-box>
            <text:p>eeprom block</text:p>
          </draw:text-box>
        </draw:frame>
        <draw:frame draw:style-name="standard" draw:layer="layout" svg:width="26.18cm" svg:height="9.974cm" svg:x="1.75cm" svg:y="7.275cm">
          <table:table table:template-name="seetang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 table:number-columns-spanned="6">
                <text:p text:style-name="P18"><text:span text:style-name="T8">Block 1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number-rows-spanned="3">
                <text:list text:style-name="L2">
                  <text:list-header>
                    <text:p text:style-name="P19"><text:span text:style-name="T8">Block 2, ...</text:span></text:p>
                  </text:list-header>
                </text:list>
              </table:table-cell>
            </table:table-row>
            <table:table-row table:style-name="ro3" table:default-cell-style-name="ce3">
              <table:table-cell table:number-columns-spanned="5">
                <text:p text:style-name="P20"><text:span text:style-name="T8">Head </text:span>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19"><text:span text:style-name="T8">Body</text:span></text:p>
              </table:table-cell>
              <table:covered-table-cell/>
            </table:table-row>
            <table:table-row table:style-name="ro4" table:default-cell-style-name="ce4">
              <table:table-cell>
                <text:p text:style-name="P21"><text:span text:style-name="T9">sentinel</text:span></text:p>
              </table:table-cell>
              <table:table-cell>
                <text:p text:style-name="P22"><text:span text:style-name="T9">overwritable</text:span></text:p>
              </table:table-cell>
              <table:table-cell>
                <text:p text:style-name="P22"><text:span text:style-name="T9">data_type</text:span></text:p>
              </table:table-cell>
              <table:table-cell>
                <text:p text:style-name="P22"><text:span text:style-name="T9">sequence_id</text:span></text:p>
              </table:table-cell>
              <table:table-cell>
                <text:p text:style-name="P22"><text:span text:style-name="T9">checksum</text:span></text:p>
              </table:table-cell>
              <table:table-cell table:style-name="ce3">
                <text:p text:style-name="P19"><text:span text:style-name="T8">data</text:span></text:p>
              </table:table-cell>
              <table:covered-table-cell table:style-name="ce3"/>
            </table:table-row>
          </table:table>
          <draw:image xlink:href="Pictures/TablePreview2.svm" xlink:type="simple" xlink:show="embed" xlink:actuate="onLoad"/>
        </draw:frame>
      </draw:page>
      <draw:page draw:name="page7" draw:style-name="dp1" draw:master-page-name="Standard">
        <draw:frame draw:style-name="standard" draw:layer="layout" svg:width="19.262cm" svg:height="4.084cm" svg:x="5.5cm" svg:y="6.166cm">
          <table:table table:template-name="green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10">
              <table:table-cell table:style-name="ce5">
                <text:p text:style-name="P14">Data Type</text:p>
              </table:table-cell>
              <table:table-cell table:style-name="ce6">
                <text:p text:style-name="P23"><text:span text:style-name="T10">2</text:span></text:p>
              </table:table-cell>
              <table:table-cell table:style-name="ce7">
                <text:p text:style-name="P11">1</text:p>
              </table:table-cell>
              <table:table-cell table:style-name="ce8">
                <text:p text:style-name="P11">2</text:p>
              </table:table-cell>
              <table:table-cell table:style-name="ce9"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 table:style-name="ce11">
                <text:p text:style-name="P11">1</text:p>
              </table:table-cell>
              <table:table-cell table:style-name="ce8">
                <text:p text:style-name="P11">2</text:p>
              </table:table-cell>
            </table:table-row>
            <table:table-row table:style-name="ro6" table:default-cell-style-name="ce8">
              <table:table-cell table:style-name="ce5">
                <text:p text:style-name="P14">Content</text:p>
              </table:table-cell>
              <table:table-cell>
                <text:p text:style-name="P11">2</text:p>
              </table:table-cell>
              <table:table-cell table:style-name="ce7">
                <text:p text:style-name="P11">b</text:p>
              </table:table-cell>
              <table:table-cell>
                <text:p text:style-name="P11">3</text:p>
              </table:table-cell>
              <table:table-cell table:style-name="ce9">
                <text:p text:style-name="P11">c</text:p>
              </table:table-cell>
              <table:table-cell table:style-name="ce10">
                <text:p text:style-name="P11">d</text:p>
              </table:table-cell>
              <table:table-cell table:style-name="ce10">
                <text:p text:style-name="P11">e</text:p>
              </table:table-cell>
              <table:table-cell table:style-name="ce11">
                <text:p text:style-name="P11">a</text:p>
              </table:table-cell>
              <table:table-cell>
                <text:p text:style-name="P11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6" draw:text-style-name="P17" draw:layer="layout" svg:width="12.5cm" svg:height="1.5cm" svg:x="8.5cm" svg:y="1cm">
          <draw:text-box>
            <text:p>eeprom with mixed data types</text:p>
          </draw:text-box>
        </draw:frame>
        <draw:custom-shape draw:style-name="gr37" draw:text-style-name="P24" draw:layer="layout" svg:width="0.75cm" svg:height="2cm" svg:x="19.406cm" svg:y="4.0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5" draw:layer="layout" svg:width="3.25cm" svg:height="1.75cm" svg:x="17.406cm" svg:y="2.279cm">
          <draw:text-box>
            <text:p>current</text:p>
            <text:p>read pos.</text:p>
          </draw:text-box>
        </draw:frame>
        <draw:custom-shape draw:style-name="gr37" draw:text-style-name="P24" draw:layer="layout" svg:width="0.75cm" svg:height="2cm" svg:x="21.406cm" svg:y="4.0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5" draw:layer="layout" svg:width="3.5cm" svg:height="1.75cm" svg:x="21.156cm" svg:y="2.279cm">
          <draw:text-box>
            <text:p>current write pos.</text:p>
          </draw:text-box>
        </draw:frame>
        <draw:line draw:style-name="gr38" draw:text-style-name="P26" draw:layer="layout" svg:x1="18.656cm" svg:y1="5.779cm" svg:x2="8.906cm" svg:y2="5.779cm">
          <text:p/>
        </draw:line>
        <draw:frame draw:style-name="gr9" draw:text-style-name="P25" draw:layer="layout" svg:width="3.5cm" svg:height="1cm" svg:x="12.156cm" svg:y="4.779cm">
          <draw:text-box>
            <text:p>older data </text:p>
          </draw:text-box>
        </draw:frame>
        <draw:line draw:style-name="gr39" draw:text-style-name="P26" draw:layer="layout" svg:x1="24.406cm" svg:y1="5.779cm" svg:x2="22.656cm" svg:y2="5.779cm">
          <text:p/>
        </draw:line>
        <draw:frame draw:style-name="standard" draw:layer="layout" svg:width="14.097cm" svg:height="9.038cm" svg:x="7.911cm" svg:y="10.862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8"/>
            <table:table-row table:style-name="ro7" table:default-cell-style-name="ce12">
              <table:table-cell table:number-columns-spanned="6">
                <text:p text:style-name="P11">Dedicated dataset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12">
              <table:table-cell>
                <text:p text:style-name="P11">Data</text:p>
                <text:p text:style-name="P11">type</text:p>
              </table:table-cell>
              <table:table-cell table:number-columns-spanned="5">
                <text:p text:style-name="P11">data most recent ----------&gt; old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7" table:default-cell-style-name="ce12">
              <table:table-cell>
                <text:p text:style-name="P11">1</text:p>
              </table:table-cell>
              <table:table-cell>
                <text:p text:style-name="P11">e</text:p>
              </table:table-cell>
              <table:table-cell>
                <text:p text:style-name="P11">d</text:p>
              </table:table-cell>
              <table:table-cell>
                <text:p text:style-name="P11">c</text:p>
              </table:table-cell>
              <table:table-cell>
                <text:p text:style-name="P11">b</text:p>
              </table:table-cell>
              <table:table-cell>
                <text:p text:style-name="P11">a</text:p>
              </table:table-cell>
            </table:table-row>
            <table:table-row table:style-name="ro8" table:default-cell-style-name="ce12"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2</text:p>
              </table:table-cell>
              <table:table-cell>
                <text:p text:style-name="P11">1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</draw:page>
      <draw:page draw:name="page8" draw:style-name="dp1" draw:master-page-name="Standard">
        <draw:frame draw:style-name="standard" draw:layer="layout" svg:width="19.262cm" svg:height="6.127cm" svg:x="5.501cm" svg:y="6.167cm">
          <table:table table:template-name="earth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15">
              <table:table-cell table:style-name="ce13">
                <text:p text:style-name="P14">Data type</text:p>
              </table:table-cell>
              <table:table-cell table:style-name="ce14">
                <text:p text:style-name="P23"><text:span text:style-name="T10">2</text:span></text:p>
              </table:table-cell>
              <table:table-cell>
                <text:p text:style-name="P11">1</text:p>
              </table:table-cell>
              <table:table-cell table:style-name="ce16">
                <text:p text:style-name="P11">2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 table:style-name="ce16">
                <text:p text:style-name="P11">2</text:p>
              </table:table-cell>
            </table:table-row>
            <table:table-row table:style-name="ro5" table:default-cell-style-name="ce19">
              <table:table-cell table:style-name="ce17">
                <text:p text:style-name="P14">Variable</text:p>
                <text:p text:style-name="P14">deleted</text:p>
              </table:table-cell>
              <table:table-cell table:style-name="ce18">
                <text:p text:style-name="P27"><text:span text:style-name="T11">0</text:span></text:p>
              </table:table-cell>
              <table:table-cell>
                <text:p text:style-name="P28"><text:span text:style-name="T6">0</text:span></text:p>
              </table:table-cell>
              <table:table-cell>
                <text:p text:style-name="P28"><text:span text:style-name="T6">0</text:span></text:p>
              </table:table-cell>
              <table:table-cell>
                <text:p text:style-name="P28"><text:span text:style-name="T6">1</text:span></text:p>
              </table:table-cell>
              <table:table-cell>
                <text:p text:style-name="P28"><text:span text:style-name="T6">0</text:span></text:p>
              </table:table-cell>
              <table:table-cell>
                <text:p text:style-name="P28"><text:span text:style-name="T6">0</text:span></text:p>
              </table:table-cell>
              <table:table-cell>
                <text:p text:style-name="P28"><text:span text:style-name="T6">1</text:span></text:p>
              </table:table-cell>
              <table:table-cell>
                <text:p text:style-name="P28"><text:span text:style-name="T6">0</text:span></text:p>
              </table:table-cell>
            </table:table-row>
            <table:table-row table:style-name="ro6" table:default-cell-style-name="ce21">
              <table:table-cell table:style-name="ce20">
                <text:p text:style-name="P14">Content</text:p>
              </table:table-cell>
              <table:table-cell>
                <text:p text:style-name="P11">2</text:p>
              </table:table-cell>
              <table:table-cell>
                <text:p text:style-name="P11">b</text:p>
              </table:table-cell>
              <table:table-cell>
                <text:p text:style-name="P11">3</text:p>
              </table:table-cell>
              <table:table-cell>
                <text:p text:style-name="P11">c</text:p>
              </table:table-cell>
              <table:table-cell>
                <text:p text:style-name="P11">d</text:p>
              </table:table-cell>
              <table:table-cell>
                <text:p text:style-name="P11">e</text:p>
              </table:table-cell>
              <table:table-cell>
                <text:p text:style-name="P11">a</text:p>
              </table:table-cell>
              <table:table-cell>
                <text:p text:style-name="P11"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6" draw:text-style-name="P17" draw:layer="layout" svg:width="12.5cm" svg:height="1.5cm" svg:x="8.487cm" svg:y="1cm">
          <draw:text-box>
            <text:p>abstract view eeprom routine</text:p>
          </draw:text-box>
        </draw:frame>
      </draw:page>
      <draw:page draw:name="page9" draw:style-name="dp1" draw:master-page-name="Standard">
        <draw:custom-shape draw:style-name="gr40" draw:text-style-name="P7" xml:id="id9" draw:id="id9" draw:layer="layout" svg:width="6.112cm" svg:height="2.202cm" svg:x="11.871cm" svg:y="3.794cm">
          <text:p text:style-name="P7"><text:span text:style-name="T3">I2C and EEPROM</text:span></text:p>
          <text:p text:style-name="P7"><text:span text:style-name="T3">In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1" draw:text-style-name="P13" draw:layer="layout" svg:width="13.65cm" svg:height="2.613cm" svg:x="8cm" svg:y="1cm">
          <draw:text-box>
            <text:p><text:span text:style-name="T5">Log-Data storage Write (NEW)</text:span></text:p>
            <text:p text:style-name="P11"><text:span text:style-name="T5">AT24C32-EEPROM</text:span></text:p>
          </draw:text-box>
        </draw:frame>
        <draw:custom-shape draw:style-name="gr42" draw:text-style-name="P30" xml:id="id10" draw:id="id10" draw:layer="layout" svg:width="6.112cm" svg:height="2.202cm" svg:x="11.871cm" svg:y="7.243cm">
          <text:p text:style-name="P29"><text:span text:style-name="T6">Read till marker</text:span></text:p>
          <text:p text:style-name="P29"><text:span text:style-name="T6">chan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30" xml:id="id11" draw:id="id11" draw:layer="layout" svg:width="6.112cm" svg:height="2.201cm" svg:x="11.871cm" svg:y="10.686cm">
          <text:p text:style-name="P29"><text:span text:style-name="T6">Write data byte</text:span></text:p>
          <text:p text:style-name="P29"><text:span text:style-name="T6">behind that po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4" draw:text-style-name="P11" draw:layer="layout" svg:x1="14.927cm" svg:y1="5.996cm" svg:x2="14.927cm" svg:y2="7.243cm" draw:start-shape="id9" draw:start-glue-point="6" draw:end-shape="id10" draw:end-glue-point="4" svg:d="M14927 5996v1247" svg:viewBox="0 0 1 1248">
          <text:p/>
        </draw:connector>
        <draw:connector draw:style-name="gr26" draw:text-style-name="P4" draw:layer="layout" svg:x1="14.927cm" svg:y1="5.996cm" svg:x2="14.927cm" svg:y2="7.243cm" draw:start-shape="id9" draw:start-glue-point="6" draw:end-shape="id10" draw:end-glue-point="4" svg:d="M14927 5996v1247" svg:viewBox="0 0 1 1248">
          <text:p/>
        </draw:connector>
        <draw:connector draw:style-name="gr26" draw:text-style-name="P4" draw:layer="layout" svg:x1="14.927cm" svg:y1="9.445cm" svg:x2="14.927cm" svg:y2="10.686cm" draw:start-shape="id10" draw:start-glue-point="6" draw:end-shape="id11" draw:end-glue-point="4" svg:d="M14927 9445v1241" svg:viewBox="0 0 1 1242">
          <text:p/>
        </draw:connector>
        <draw:connector draw:style-name="gr26" draw:text-style-name="P4" draw:layer="layout" svg:x1="14.927cm" svg:y1="12.887cm" svg:x2="14.927cm" svg:y2="14.006cm" draw:start-shape="id11" draw:start-glue-point="6" svg:d="M14927 12887v1119" svg:viewBox="0 0 1 1120">
          <text:p/>
        </draw:connector>
        <draw:custom-shape draw:style-name="gr45" draw:text-style-name="P7" draw:layer="layout" svg:width="6.112cm" svg:height="2.202cm" svg:x="11.871cm" svg:y="14cm">
          <text:p text:style-name="P7"><text:span text:style-name="T3">En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0" draw:style-name="dp1" draw:master-page-name="Standard">
        <draw:custom-shape draw:style-name="gr46" draw:text-style-name="P31" draw:layer="layout" svg:width="12.1cm" svg:height="2.945cm" svg:x="8.65cm" svg:y="12.217cm">
          <text:p text:style-name="P31"><text:span text:style-name="T1">„</text:span><text:span text:style-name="T1">AT24C32_EEPROM.h“ /</text:span></text:p>
          <text:p text:style-name="P31"><text:span text:style-name="T1">&lt;avr/eeprom.h&gt;</text:span></text:p>
          <draw:enhanced-geometry svg:viewBox="0 0 21600 21600" draw:type="rectangle" draw:enhanced-path="M 0 0 L 21600 0 21600 21600 0 21600 0 0 Z N"/>
        </draw:custom-shape>
        <draw:frame draw:style-name="gr47" draw:text-style-name="P32" draw:layer="layout" svg:width="12.25cm" svg:height="2.313cm" svg:x="8.25cm" svg:y="1cm">
          <draw:text-box>
            <text:p text:style-name="P11"><text:span text:style-name="T12">permanent storage layers</text:span></text:p>
            <text:p text:style-name="P11"><text:span text:style-name="T12"/></text:p>
          </draw:text-box>
        </draw:frame>
        <draw:custom-shape draw:style-name="gr48" draw:text-style-name="P8" draw:layer="layout" svg:width="2.3cm" svg:height="1.894cm" svg:x="13.55cm" svg:y="15.162cm">
          <text:p text:style-name="P8"><text:s text:c="3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9" draw:text-style-name="P31" draw:layer="layout" svg:width="12cm" svg:height="2.944cm" svg:x="8.75cm" svg:y="17.056cm">
          <text:p text:style-name="P31"><text:span text:style-name="T1">AT24C32-EEPROM /</text:span></text:p>
          <text:p text:style-name="P31"><text:span text:style-name="T1">INTERNAL-EEPROM </text:span></text:p>
          <draw:enhanced-geometry svg:viewBox="0 0 21600 21600" draw:type="rectangle" draw:enhanced-path="M 0 0 L 21600 0 21600 21600 0 21600 0 0 Z N"/>
        </draw:custom-shape>
        <draw:custom-shape draw:style-name="gr50" draw:text-style-name="P8" draw:layer="layout" svg:width="2.3cm" svg:height="1.893cm" svg:x="13.551cm" svg:y="10.324cm">
          <text:p text:style-name="P8"><text:s text:c="3"/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31" draw:layer="layout" svg:width="12.1cm" svg:height="2.944cm" svg:x="8.65cm" svg:y="7.38cm">
          <text:p text:style-name="P31"><text:span text:style-name="T1">„</text:span><text:span text:style-name="T1">eeprom.h“</text:span></text:p>
          <draw:enhanced-geometry svg:viewBox="0 0 21600 21600" draw:type="rectangle" draw:enhanced-path="M 0 0 L 21600 0 21600 21600 0 21600 0 0 Z N"/>
        </draw:custom-shape>
        <draw:frame draw:style-name="gr52" draw:text-style-name="P5" draw:layer="layout" svg:width="2.5cm" svg:height="0.988cm" svg:x="4.75cm" svg:y="13.094cm">
          <draw:text-box>
            <text:p>driver</text:p>
          </draw:text-box>
        </draw:frame>
        <draw:frame draw:style-name="gr52" draw:text-style-name="P5" draw:layer="layout" svg:width="3.6cm" svg:height="0.988cm" svg:x="4.75cm" svg:y="18.107cm">
          <draw:text-box>
            <text:p>hardware</text:p>
          </draw:text-box>
        </draw:frame>
        <draw:frame draw:style-name="gr53" draw:text-style-name="P5" draw:layer="layout" svg:width="3cm" svg:height="1.718cm" svg:x="4.75cm" svg:y="8.187cm">
          <draw:text-box>
            <text:p>wear leveling</text:p>
          </draw:text-box>
        </draw:frame>
        <draw:frame draw:style-name="gr54" draw:text-style-name="P34" draw:layer="layout" svg:width="20cm" svg:height="3cm" svg:x="4.75cm" svg:y="4.25cm">
          <draw:text-box>
            <text:p text:style-name="P33"><text:span text:style-name="T13">log storage: AT24C32-EEPROM)</text:span></text:p>
            <text:p text:style-name="P33"><text:span text:style-name="T13">setting-data storage: internal-EEPROM</text:span></text:p>
          </draw:text-box>
        </draw:frame>
      </draw:page>
      <draw:page draw:name="page11" draw:style-name="dp1" draw:master-page-name="Standard">
        <draw:frame draw:style-name="standard" draw:layer="layout" svg:width="13.4cm" svg:height="3.818cm" svg:x="1.35cm" svg:y="3.879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9" table:default-cell-style-name="ce12">
              <table:table-cell>
                <text:p text:style-name="P11">Idx.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</table:table-row>
            <table:table-row table:style-name="ro10" table:default-cell-style-name="ce12">
              <table:table-cell>
                <text:p text:style-name="P11">Val.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5" draw:text-style-name="P5" draw:layer="layout" svg:width="3.612cm" svg:height="0.962cm" svg:x="6.189cm" svg:y="2.914cm">
          <draw:text-box>
            <text:p>first write</text:p>
          </draw:text-box>
        </draw:frame>
        <draw:frame draw:style-name="gr56" draw:text-style-name="P35" draw:layer="layout" svg:width="9cm" svg:height="1.487cm" svg:x="10.5cm" svg:y="1.013cm">
          <draw:text-box>
            <text:p><text:span text:style-name="T14">eeprom wearleveling</text:span></text:p>
          </draw:text-box>
        </draw:frame>
        <draw:frame draw:style-name="standard" draw:layer="layout" svg:width="13.4cm" svg:height="3.818cm" svg:x="1.258cm" svg:y="8.823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9" table:default-cell-style-name="ce12">
              <table:table-cell>
                <text:p text:style-name="P11">Idx. 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</table:table-row>
            <table:table-row table:style-name="ro10" table:default-cell-style-name="ce12">
              <table:table-cell>
                <text:p text:style-name="P11">Val.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57" draw:text-style-name="P5" draw:layer="layout" svg:width="4.658cm" svg:height="1.051cm" svg:x="5.904cm" svg:y="7.882cm">
          <draw:text-box>
            <text:p>second write</text:p>
          </draw:text-box>
        </draw:frame>
        <draw:frame draw:style-name="standard" draw:layer="layout" svg:width="13.4cm" svg:height="3.818cm" svg:x="1.251cm" svg:y="13.94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0"/>
            <table:table-row table:style-name="ro9" table:default-cell-style-name="ce12">
              <table:table-cell>
                <text:p text:style-name="P11">Idx.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</table:table-row>
            <table:table-row table:style-name="ro10" table:default-cell-style-name="ce12">
              <table:table-cell>
                <text:p text:style-name="P11">Val.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55" draw:text-style-name="P5" draw:layer="layout" svg:width="3.898cm" svg:height="0.962cm" svg:x="6.284cm" svg:y="12.849cm">
          <draw:text-box>
            <text:p>third write</text:p>
          </draw:text-box>
        </draw:frame>
        <draw:frame draw:style-name="standard" draw:layer="layout" svg:width="13.47cm" svg:height="3.733cm" svg:x="15cm" svg:y="6.1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1" table:default-cell-style-name="ce12">
              <table:table-cell>
                <text:p text:style-name="P11">Idx.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</table:table-row>
            <table:table-row table:style-name="ro11" table:default-cell-style-name="ce12">
              <table:table-cell>
                <text:p text:style-name="P11">Val.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1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5" draw:text-style-name="P5" draw:layer="layout" svg:width="5.351cm" svg:height="0.962cm" svg:x="19.375cm" svg:y="5cm">
          <draw:text-box>
            <text:p>second last write</text:p>
          </draw:text-box>
        </draw:frame>
        <draw:frame draw:style-name="standard" draw:layer="layout" svg:width="13.47cm" svg:height="3.733cm" svg:x="15.029cm" svg:y="11.016cm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1" table:default-cell-style-name="ce12">
              <table:table-cell>
                <text:p text:style-name="P11">Idx.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2</text:p>
              </table:table-cell>
              <table:table-cell>
                <text:p text:style-name="P11">3</text:p>
              </table:table-cell>
              <table:table-cell>
                <text:p text:style-name="P11">4</text:p>
              </table:table-cell>
              <table:table-cell>
                <text:p text:style-name="P11">5</text:p>
              </table:table-cell>
              <table:table-cell>
                <text:p text:style-name="P11">6</text:p>
              </table:table-cell>
              <table:table-cell>
                <text:p text:style-name="P11">7</text:p>
              </table:table-cell>
            </table:table-row>
            <table:table-row table:style-name="ro11" table:default-cell-style-name="ce12">
              <table:table-cell>
                <text:p text:style-name="P11">Val.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55" draw:text-style-name="P5" draw:layer="layout" svg:width="5.351cm" svg:height="0.962cm" svg:x="20.459cm" svg:y="9.95cm">
          <draw:text-box>
            <text:p>last write</text:p>
          </draw:text-box>
        </draw:frame>
        <draw:custom-shape draw:style-name="gr58" draw:text-style-name="P11" draw:layer="layout" svg:width="0.75cm" svg:height="1cm" svg:x="1.75cm" svg:y="7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11" draw:layer="layout" svg:width="0.75cm" svg:height="1cm" svg:x="1.75cm" svg:y="12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11" draw:layer="layout" svg:width="0.75cm" svg:height="1cm" svg:x="15.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11" draw:layer="layout" svg:width="0.75cm" svg:height="1cm" svg:x="1.75cm" svg:y="17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11" draw:layer="layout" svg:width="0.75cm" svg:height="1cm" svg:x="1.75cm" svg:y="2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12" draw:style-name="dp1" draw:master-page-name="Standard">
        <draw:custom-shape draw:style-name="gr59" draw:text-style-name="P8" xml:id="id12" draw:id="id12" draw:layer="layout" svg:width="6.2cm" svg:height="1.9cm" svg:x="11.594cm" svg:y="3.66cm">
          <text:p text:style-name="P8">Beg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0" draw:text-style-name="P36" xml:id="id13" draw:id="id13" draw:layer="layout" svg:width="6.25cm" svg:height="1.9cm" svg:x="11.577cm" svg:y="6.32cm">
          <text:p text:style-name="P36"><text:span text:style-name="T15">Find senti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1" draw:text-style-name="P37" draw:layer="layout" svg:width="6.25cm" svg:height="2.013cm" svg:x="11.458cm" svg:y="1cm">
          <draw:text-box>
            <text:p><text:span text:style-name="T16">External eeprom</text:span></text:p>
            <text:p><text:span text:style-name="T16">write procedure</text:span></text:p>
          </draw:text-box>
        </draw:frame>
        <draw:custom-shape draw:style-name="gr62" draw:text-style-name="P8" xml:id="id14" draw:id="id14" draw:layer="layout" svg:width="9.25cm" svg:height="4.56cm" svg:x="10.077cm" svg:y="8.791cm">
          <text:p text:style-name="P8">Obj behind sentinel</text:p>
          <text:p text:style-name="P8">is last of its kin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3" draw:text-style-name="P4" draw:layer="layout" draw:type="line" svg:x1="14.694cm" svg:y1="5.56cm" svg:x2="14.702cm" svg:y2="6.32cm" draw:start-shape="id12" draw:start-glue-point="6" draw:end-shape="id13" draw:end-glue-point="4" svg:d="M14694 5560l8 760" svg:viewBox="0 0 9 761">
          <text:p/>
        </draw:connector>
        <draw:connector draw:style-name="gr64" draw:text-style-name="P4" draw:layer="layout" draw:type="line" svg:x1="14.702cm" svg:y1="8.22cm" svg:x2="14.702cm" svg:y2="8.791cm" draw:start-shape="id13" draw:start-glue-point="6" draw:end-shape="id14" draw:end-glue-point="4" svg:d="M14702 8220v571" svg:viewBox="0 0 1 572">
          <text:p/>
        </draw:connector>
        <draw:connector draw:style-name="gr65" draw:text-style-name="P12" draw:layer="layout" draw:type="line" svg:x1="14.702cm" svg:y1="13.351cm" svg:x2="14.702cm" svg:y2="15.06cm" draw:start-shape="id14" draw:start-glue-point="6" draw:end-shape="id15" draw:end-glue-point="4" svg:d="M14702 13351v1709" svg:viewBox="0 0 1 1710">
          <text:p text:style-name="P11"><text:s text:c="7"/>Yes</text:p>
        </draw:connector>
        <draw:custom-shape draw:style-name="gr66" draw:text-style-name="P36" xml:id="id15" draw:id="id15" draw:layer="layout" svg:width="6.25cm" svg:height="1.9cm" svg:x="11.577cm" svg:y="15.06cm">
          <text:p text:style-name="P36"><text:span text:style-name="T15">Update</text:span></text:p>
          <text:p text:style-name="P36"><text:span text:style-name="T15">obj / senti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36" xml:id="id16" draw:id="id16" draw:layer="layout" svg:width="6.25cm" svg:height="1.9cm" svg:x="11.577cm" svg:y="18.1cm">
          <text:p text:style-name="P36"><text:span text:style-name="T15">Write desired obj</text:span></text:p>
          <text:p text:style-name="P36"><text:span text:style-name="T15">behind sentin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8" draw:text-style-name="P4" draw:layer="layout" draw:type="curve" svg:x1="17.827cm" svg:y1="16.01cm" svg:x2="19.327cm" svg:y2="11.071cm" draw:start-shape="id15" draw:start-glue-point="7" draw:end-shape="id14" draw:end-glue-point="7" svg:d="M17827 16010c3003 0 2253-4939 1500-4939" svg:viewBox="0 0 2174 4940">
          <text:p/>
        </draw:connector>
        <draw:connector draw:style-name="gr69" draw:text-style-name="P12" draw:layer="layout" draw:type="curve" svg:x1="10.077cm" svg:y1="11.071cm" svg:x2="11.577cm" svg:y2="19.05cm" draw:start-shape="id14" draw:start-glue-point="5" draw:end-shape="id16" draw:end-glue-point="5" svg:d="M10077 11071c-751 0-1501 7979 1500 7979" svg:viewBox="0 0 2173 7980">
          <text:p text:style-name="P11">No <text:s text:c="7"/></text:p>
        </draw:connector>
      </draw:page>
      <draw:page draw:name="page13" draw:style-name="dp1" draw:master-page-name="Standard">
        <draw:custom-shape draw:style-name="gr70" draw:text-style-name="P8" xml:id="id17" draw:id="id17" draw:layer="layout" svg:width="6.25cm" svg:height="2.5cm" svg:x="11cm" svg:y="4.5cm">
          <text:p text:style-name="P8">Beg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1" draw:text-style-name="P37" draw:layer="layout" svg:width="7cm" svg:height="1.987cm" svg:x="11.25cm" svg:y="1cm">
          <draw:text-box>
            <text:p><text:span text:style-name="T16">Internal eeprom read procedure</text:span></text:p>
          </draw:text-box>
        </draw:frame>
        <draw:custom-shape draw:style-name="gr72" draw:text-style-name="P8" xml:id="id18" draw:id="id18" draw:layer="layout" svg:width="6.25cm" svg:height="2.5cm" svg:x="11cm" svg:y="8.25cm">
          <text:p text:style-name="P8">Find senti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8" xml:id="id19" draw:id="id19" draw:layer="layout" svg:width="6.25cm" svg:height="2.5cm" svg:x="11cm" svg:y="11.75cm">
          <text:p text:style-name="P8">Go back to first</text:p>
          <text:p text:style-name="P8">of desired typ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3" draw:text-style-name="P4" draw:layer="layout" svg:x1="14.125cm" svg:y1="7cm" svg:x2="14.125cm" svg:y2="8.25cm" draw:start-shape="id17" draw:start-glue-point="6" draw:end-shape="id18" draw:end-glue-point="4" svg:d="M14125 7000v1250" svg:viewBox="0 0 1 1251">
          <text:p/>
        </draw:connector>
        <draw:connector draw:style-name="gr74" draw:text-style-name="P4" draw:layer="layout" svg:x1="14.125cm" svg:y1="10.75cm" svg:x2="14.125cm" svg:y2="11.75cm" draw:start-shape="id18" draw:start-glue-point="6" draw:end-shape="id19" draw:end-glue-point="4" svg:d="M14125 10750v1000" svg:viewBox="0 0 1 1001">
          <text:p/>
        </draw:connector>
      </draw:page>
      <draw:page draw:name="page14" draw:style-name="dp1" draw:master-page-name="Default">
        <draw:line draw:style-name="gr75" draw:text-style-name="P38" draw:layer="layout" svg:x1="4.175cm" svg:y1="14.589cm" svg:x2="28.051cm" svg:y2="14.589cm">
          <text:p/>
        </draw:line>
        <draw:frame draw:style-name="gr76" draw:text-style-name="P39" draw:layer="layout" svg:width="2.921cm" svg:height="1.673cm" svg:x="1.127cm" svg:y="11.668cm">
          <draw:text-box>
            <text:p><text:span text:style-name="T3">duration event</text:span></text:p>
          </draw:text-box>
        </draw:frame>
        <draw:line draw:style-name="gr77" draw:text-style-name="P38" draw:layer="layout" svg:x1="8.112cm" svg:y1="13.827cm" svg:x2="14.589cm" svg:y2="13.827cm">
          <text:p/>
        </draw:line>
        <draw:line draw:style-name="gr77" draw:text-style-name="P38" draw:layer="layout" svg:x1="14.589cm" svg:y1="13.827cm" svg:x2="14.589cm" svg:y2="11.033cm">
          <text:p/>
        </draw:line>
        <draw:line draw:style-name="gr77" draw:text-style-name="P38" draw:layer="layout" svg:x1="14.589cm" svg:y1="11.033cm" svg:x2="23.098cm" svg:y2="11.033cm">
          <text:p/>
        </draw:line>
        <draw:line draw:style-name="gr77" draw:text-style-name="P38" draw:layer="layout" svg:x1="23.098cm" svg:y1="11.033cm" svg:x2="23.098cm" svg:y2="13.7cm">
          <text:p/>
        </draw:line>
        <draw:line draw:style-name="gr77" draw:text-style-name="P38" draw:layer="layout" svg:x1="23.098cm" svg:y1="13.7cm" svg:x2="27.924cm" svg:y2="13.7cm">
          <text:p/>
        </draw:line>
        <draw:frame draw:style-name="gr78" draw:text-style-name="P39" draw:layer="layout" svg:width="0.889cm" svg:height="1.143cm" svg:x="4.302cm" svg:y="13.319cm">
          <draw:text-box>
            <text:p><text:span text:style-name="T3">0</text:span></text:p>
          </draw:text-box>
        </draw:frame>
        <draw:frame draw:style-name="gr79" draw:text-style-name="P39" draw:layer="layout" svg:width="0.889cm" svg:height="0.962cm" svg:x="4.302cm" svg:y="10.325cm">
          <draw:text-box>
            <text:p><text:span text:style-name="T3">1</text:span></text:p>
          </draw:text-box>
        </draw:frame>
        <draw:frame draw:style-name="gr80" draw:text-style-name="P39" draw:layer="layout" svg:width="3.556cm" svg:height="1.016cm" svg:x="12.811cm" svg:y="14.716cm">
          <draw:text-box>
            <text:p><text:span text:style-name="T3">timestamp</text:span></text:p>
          </draw:text-box>
        </draw:frame>
        <draw:frame draw:style-name="gr80" draw:text-style-name="P39" draw:layer="layout" svg:width="3.556cm" svg:height="1.016cm" svg:x="21.447cm" svg:y="14.716cm">
          <draw:text-box>
            <text:p><text:span text:style-name="T3">timestamp</text:span></text:p>
          </draw:text-box>
        </draw:frame>
        <draw:frame draw:style-name="gr81" draw:text-style-name="P39" draw:layer="layout" svg:width="3.556cm" svg:height="1.039cm" svg:x="17.129cm" svg:y="9.867cm">
          <draw:text-box>
            <text:p><text:span text:style-name="T3">1-interval</text:span></text:p>
          </draw:text-box>
        </draw:frame>
        <draw:line draw:style-name="gr77" draw:text-style-name="P38" draw:layer="layout" svg:x1="8.112cm" svg:y1="13.827cm" svg:x2="8.112cm" svg:y2="10.906cm">
          <text:p/>
        </draw:line>
        <draw:line draw:style-name="gr77" draw:text-style-name="P38" draw:layer="layout" svg:x1="8.112cm" svg:y1="10.906cm" svg:x2="5.699cm" svg:y2="10.906cm">
          <text:p/>
        </draw:line>
        <draw:frame draw:style-name="gr80" draw:text-style-name="P39" draw:layer="layout" svg:width="3.683cm" svg:height="1.016cm" svg:x="9.382cm" svg:y="12.684cm">
          <draw:text-box>
            <text:p><text:span text:style-name="T3">0-interval</text:span></text:p>
          </draw:text-box>
        </draw:frame>
        <draw:line draw:style-name="gr82" draw:text-style-name="P38" draw:layer="layout" svg:x1="9.001cm" svg:y1="2.27cm" svg:x2="9.001cm" svg:y2="18.399cm">
          <text:p/>
        </draw:line>
        <draw:frame draw:style-name="gr80" draw:text-style-name="P39" draw:layer="layout" svg:width="3.937cm" svg:height="1.016cm" svg:x="7.096cm" svg:y="1.127cm">
          <draw:text-box>
            <text:p><text:span text:style-name="T3">day change</text:span></text:p>
          </draw:text-box>
        </draw:frame>
        <draw:line draw:style-name="gr83" draw:text-style-name="P38" draw:layer="layout" svg:x1="23.098cm" svg:y1="13.7cm" svg:x2="23.098cm" svg:y2="18.145cm">
          <text:p/>
        </draw:line>
        <draw:line draw:style-name="gr83" draw:text-style-name="P38" draw:layer="layout" svg:x1="14.589cm" svg:y1="13.827cm" svg:x2="14.589cm" svg:y2="18.272cm">
          <text:p/>
        </draw:line>
        <draw:line draw:style-name="gr84" draw:text-style-name="P11" draw:layer="layout" svg:x1="14.843cm" svg:y1="18.018cm" svg:x2="22.844cm" svg:y2="18.018cm">
          <text:p/>
        </draw:line>
        <draw:frame draw:style-name="gr78" draw:text-style-name="P39" draw:layer="layout" svg:width="5.842cm" svg:height="1.143cm" svg:x="15.859cm" svg:y="16.748cm">
          <draw:text-box>
            <text:p><text:span text:style-name="T3">duration sequence</text:span></text:p>
          </draw:text-box>
        </draw:frame>
        <draw:frame draw:style-name="gr76" draw:text-style-name="P39" draw:layer="layout" svg:width="2.54cm" svg:height="1.673cm" svg:x="1.127cm" svg:y="3.286cm">
          <draw:text-box>
            <text:p><text:span text:style-name="T3">toggle event</text:span></text:p>
          </draw:text-box>
        </draw:frame>
        <draw:line draw:style-name="gr77" draw:text-style-name="P38" draw:layer="layout" svg:x1="6.842cm" svg:y1="6.08cm" svg:x2="15.732cm" svg:y2="6.08cm">
          <text:p/>
        </draw:line>
        <draw:line draw:style-name="gr77" draw:text-style-name="P38" draw:layer="layout" svg:x1="15.732cm" svg:y1="6.08cm" svg:x2="15.732cm" svg:y2="3.286cm">
          <text:p/>
        </draw:line>
        <draw:line draw:style-name="gr77" draw:text-style-name="P38" draw:layer="layout" svg:x1="15.732cm" svg:y1="3.286cm" svg:x2="26.4cm" svg:y2="3.286cm">
          <text:p/>
        </draw:line>
        <draw:frame draw:style-name="gr80" draw:text-style-name="P39" draw:layer="layout" svg:width="0.889cm" svg:height="1.016cm" svg:x="4.302cm" svg:y="5.572cm">
          <draw:text-box>
            <text:p><text:span text:style-name="T3">0</text:span></text:p>
          </draw:text-box>
        </draw:frame>
        <draw:frame draw:style-name="gr80" draw:text-style-name="P39" draw:layer="layout" svg:width="0.889cm" svg:height="1.016cm" svg:x="4.363cm" svg:y="2.524cm">
          <draw:text-box>
            <text:p><text:span text:style-name="T3">1</text:span></text:p>
          </draw:text-box>
        </draw:frame>
        <draw:frame draw:style-name="gr80" draw:text-style-name="P39" draw:layer="layout" svg:width="3.556cm" svg:height="1.016cm" svg:x="14.081cm" svg:y="6.207cm">
          <draw:text-box>
            <text:p><text:span text:style-name="T3">timestamp</text:span></text:p>
          </draw:text-box>
        </draw:frame>
        <draw:line draw:style-name="gr85" draw:text-style-name="P38" draw:layer="layout" svg:x1="1cm" svg:y1="9.636cm" svg:x2="28.432cm" svg:y2="9.636cm">
          <text:p/>
        </draw:line>
        <draw:line draw:style-name="gr77" draw:text-style-name="P38" draw:layer="layout" svg:x1="6.842cm" svg:y1="6.08cm" svg:x2="6.842cm" svg:y2="3.286cm">
          <text:p/>
        </draw:line>
        <draw:line draw:style-name="gr77" draw:text-style-name="P38" draw:layer="layout" svg:x1="6.842cm" svg:y1="3.286cm" svg:x2="5.318cm" svg:y2="3.286cm">
          <text:p/>
        </draw:line>
        <draw:line draw:style-name="gr84" draw:text-style-name="P11" draw:layer="layout" svg:x1="23.352cm" svg:y1="18.018cm" svg:x2="28.178cm" svg:y2="18.018cm">
          <text:p/>
        </draw:line>
        <draw:frame draw:style-name="gr80" draw:text-style-name="P39" draw:layer="layout" svg:width="4.826cm" svg:height="1.016cm" svg:x="23.352cm" svg:y="16.875cm">
          <draw:text-box>
            <text:p><text:span text:style-name="T3">time till next ev</text:span></text:p>
          </draw:text-box>
        </draw:frame>
        <draw:frame draw:style-name="gr80" draw:text-style-name="P39" draw:layer="layout" svg:width="4.826cm" svg:height="1.016cm" svg:x="19.161cm" svg:y="7.096cm">
          <draw:text-box>
            <text:p><text:span text:style-name="T3">time till next ev</text:span></text:p>
          </draw:text-box>
        </draw:frame>
        <draw:line draw:style-name="gr83" draw:text-style-name="P38" draw:layer="layout" svg:x1="15.732cm" svg:y1="6.08cm" svg:x2="15.732cm" svg:y2="8.493cm">
          <text:p/>
        </draw:line>
        <draw:line draw:style-name="gr84" draw:text-style-name="P11" draw:layer="layout" svg:x1="15.859cm" svg:y1="8.239cm" svg:x2="27.289cm" svg:y2="8.239cm">
          <text:p/>
        </draw:line>
      </draw:page>
      <draw:page draw:name="page15" draw:style-name="dp1" draw:master-page-name="Standard">
        <draw:frame draw:style-name="gr86" draw:text-style-name="P40" draw:layer="layout" svg:width="15.1cm" svg:height="16cm" svg:x="3.4cm" svg:y="1.3cm">
          <draw:text-box>
            <text:p><text:span text:style-name="T17">UI-requirements</text:span></text:p>
            <text:p><text:span text:style-name="T18">- change boundary values</text:span></text:p>
            <text:p><text:span text:style-name="T18">- edit schedule or watering interval</text:span></text:p>
            <text:p><text:span text:style-name="T18">- system overview</text:span></text:p>
            <text:p><text:span text:style-name="T18">- easy to us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stroke-dash draw:name="Dash" draw:style="rect" draw:dots1="1" draw:dots1-length="300%" draw:distance="300%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 style:parent-style-name="A4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 style:parent-style-name="Standard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table:table-template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  <table:table-template table:name="seetang">
      <table:first-row table:style-name="seetang3"/>
      <table:last-row table:style-name="seetang3"/>
      <table:first-column table:style-name="seetang3"/>
      <table:last-column table:style-name="seetang3"/>
      <table:body table:style-name="seetang1"/>
      <table:odd-rows table:style-name="seetang2"/>
      <table:odd-columns table:style-name="seetang2"/>
    </table:table-templat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6T12:22:35.777000000</meta:creation-date>
    <dc:date>2021-06-10T22:57:57.365101500</dc:date>
    <meta:editing-duration>PT5H49M14S</meta:editing-duration>
    <meta:editing-cycles>26</meta:editing-cycles>
    <meta:generator>LibreOffice/7.0.6.2$Linux_X86_64 LibreOffice_project/00$Build-2</meta:generator>
    <meta:document-statistic meta:object-count="156"/>
  </office:meta>
</office:document-meta>
</file>